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YUNTUPA DELGADO MERCEDES AMPA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7089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B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25053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ENCKELL ASTUDILLO, DAVID ERNE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59547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25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AYUNTUPA DELGADO MERCEDES AMPAR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070893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823989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2230230</text:p>
          </table:table-cell>
          <table:table-cell table:style-name="Tabla2.D3" office:value-type="string">
            <text:p text:style-name="P23">136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7:36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